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RES FLORES, RONI HU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04362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FLORES, RONI HU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436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IREZ OLORTEGUI, RAFAEL MARCEL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47956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32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